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0.325cm" fo:min-width="2.85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0.35cm" fo:min-width="2.358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solid" draw:textarea-vertical-align="middle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4.05cm" fo:min-width="4.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4.25cm" fo:min-width="4.8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051cm" fo:min-width="1.812cm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2" svg:stroke-width="0cm" svg:stroke-color="#000000" draw:marker-start="" draw:marker-start-width="0.3cm" draw:marker-start-center="false" draw:marker-end="" draw:marker-end-width="0.3cm" draw:marker-end-center="false" draw:fill="solid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min-height="1.371cm" fo:min-width="3.501cm" fo:padding-top="0.125cm" fo:padding-bottom="0.125cm" fo:padding-left="0.25cm" fo:padding-right="0.25cm" fo:wrap-option="no-wrap" draw:shadow="hidden" draw:shadow-offset-x="0.3cm" draw:shadow-offset-y="0.3cm" draw:shadow-color="#808080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9.65cm" fo:min-width="5.6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0.75cm" fo:min-width="7.5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9.65cm" fo:min-width="7.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FreeSans" fo:font-size="9pt" fo:font-style="normal" fo:text-shadow="none" style:text-underline-style="solid" style:text-underline-width="auto" style:text-underline-color="font-color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 draw:fill-gradient-name="Gradient_20_7" draw:fill-hatch-name="Hatch_20_1" draw:fill-image-name="Bitmape_20_1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FreeSans" fo:font-size="9pt" fo:font-style="normal" fo:text-shadow="none" style:text-underline-style="solid" style:text-underline-width="auto" style:text-underline-color="font-color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 draw:fill-gradient-name="Gradient_20_7" draw:fill-hatch-name="Hatch_20_1" draw:fill-image-name="Bitmape_20_1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 style:writing-mode="lr-tb"/>
    </style:style>
    <style:style style:name="P9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FreeSans" fo:font-size="9pt" fo:font-style="normal" fo:text-shadow="none" style:text-underline-style="solid" style:text-underline-width="auto" style:text-underline-color="font-color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FreeSans" fo:font-size="9pt" fo:font-style="normal" fo:text-shadow="none" style:text-underline-style="none" fo:font-weight="normal" style:letter-kerning="true" style:font-name-asian="Tahoma" style:font-size-asian="9pt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lassName" draw:style-name="gr1" draw:text-style-name="P2" xml:id="id5" draw:id="id5" draw:layer="layout" svg:width="4cm" svg:height="1.62cm" svg:x="11.398cm" svg:y="1.9cm">
          <text:p text:style-name="P1"><text:span text:style-name="T1">Task</text:span></text:p>
          <draw:enhanced-geometry svg:viewBox="0 0 1000 404" draw:text-areas="0 0 1000 404" draw:type="NonPrimitive" draw:enhanced-path="M 1000 404 L 1000 0 0 0 0 404 Z"/>
        </draw:custom-shape>
        <draw:custom-shape draw:name="ClassName_0" draw:style-name="gr2" draw:text-style-name="P2" xml:id="id4" draw:id="id4" draw:layer="layout" svg:width="4cm" svg:height="1.62cm" svg:x="4.998cm" svg:y="1.88cm">
          <text:p text:style-name="P1"><text:span text:style-name="T1">Project (Task List)</text:span></text:p>
          <draw:enhanced-geometry svg:viewBox="0 0 1000 404" draw:text-areas="0 0 1000 404" draw:type="NonPrimitive" draw:enhanced-path="M 1000 404 L 1000 0 0 0 0 404 Z"/>
        </draw:custom-shape>
        <draw:custom-shape draw:name="PackageName" draw:style-name="gr3" draw:text-style-name="P4" xml:id="id9" draw:id="id9" draw:layer="layout" svg:width="4cm" svg:height="2.87cm" svg:x="17.098cm" svg:y="1cm">
          <draw:glue-point draw:id="4" svg:x="5cm" svg:y="1cm" draw:escape-direction="right"/>
          <draw:glue-point draw:id="5" svg:x="-5cm" svg:y="1cm" draw:escape-direction="left"/>
          <draw:glue-point draw:id="6" svg:x="0cm" svg:y="-2.996cm" draw:escape-direction="up"/>
          <text:p text:style-name="P3"><text:span text:style-name="T2">date-fns</text:span></text:p>
          <draw:enhanced-geometry svg:viewBox="0 0 1000 718" draw:text-areas="0 0 $0 $1" draw:type="NonPrimitive" draw:modifiers="837.540614846288 144" draw:enhanced-path="M 0 $1 L 0 0 $0 0 $0 $1 Z N F M 0 $1 L 1000 $1 1000 718 0 718 Z N F">
            <draw:handle draw:handle-position="$0 72" draw:handle-range-x-minimum="left" draw:handle-range-x-maximum="right"/>
            <draw:handle draw:handle-position="500 $1" draw:handle-range-y-minimum="top" draw:handle-range-y-maximum="bottom"/>
          </draw:enhanced-geometry>
        </draw:custom-shape>
        <draw:custom-shape draw:name="Actor" draw:style-name="gr4" draw:text-style-name="P2" xml:id="id1" draw:id="id1" draw:layer="layout" svg:width="2.205cm" svg:height="3cm" svg:x="5.598cm" svg:y="9.6cm">
          <draw:glue-point draw:id="4" svg:x="0cm" svg:y="-5cm" draw:escape-direction="up"/>
          <draw:glue-point draw:id="5" svg:x="-5cm" svg:y="-1.15cm" draw:escape-direction="left"/>
          <draw:glue-point draw:id="6" svg:x="5cm" svg:y="-1.15cm" draw:escape-direction="right"/>
          <draw:glue-point draw:id="7" svg:x="-5cm" svg:y="5cm" draw:escape-direction="down"/>
          <draw:glue-point draw:id="8" svg:x="5cm" svg:y="5cm" draw:escape-direction="down"/>
          <draw:glue-point draw:id="9" svg:x="0.007cm" svg:y="1.05cm" draw:escape-direction="down"/>
          <text:p text:style-name="P1"><text:span text:style-name="T1">User</text:span></text:p>
          <draw:enhanced-geometry svg:viewBox="0 0 675 1000" draw:text-areas="-100 1000 775 1200" draw:type="NonPrimitive" draw:enhanced-path="M 338 260 L 338 605 N M 0 385 L 675 385 N M 338 605 L 0 1000 N M 338 605 L 675 1000 N U 338 130 260 260 0 360 Z N"/>
        </draw:custom-shape>
        <draw:custom-shape draw:name="ClassName_1" draw:style-name="gr5" draw:text-style-name="P2" xml:id="id8" draw:id="id8" draw:layer="layout" svg:width="4cm" svg:height="1.62cm" svg:x="17.022cm" svg:y="10.146cm">
          <text:p text:style-name="P1"><text:span text:style-name="T1">Display Controller</text:span></text:p>
          <draw:enhanced-geometry svg:viewBox="0 0 1000 404" draw:text-areas="0 0 1000 404" draw:type="NonPrimitive" draw:enhanced-path="M 1000 404 L 1000 0 0 0 0 404 Z"/>
        </draw:custom-shape>
        <draw:connector draw:style-name="gr6" draw:text-style-name="P5" draw:layer="layout" svg:x1="6.7cm" svg:y1="9.6cm" svg:x2="10.578cm" svg:y2="10.95cm" draw:start-shape="id1" draw:start-glue-point="4" draw:end-shape="id2" draw:end-glue-point="6" svg:d="M6700 9600v-891h2301v2241h1577" svg:viewBox="0 0 3879 2242">
          <text:p/>
        </draw:connector>
        <draw:connector draw:style-name="gr6" draw:text-style-name="P5" draw:layer="layout" draw:line-skew="0.949cm" svg:x1="18.998cm" svg:y1="6.3cm" svg:x2="6.998cm" svg:y2="3.5cm" draw:start-shape="id3" draw:start-glue-point="0" draw:end-shape="id4" draw:end-glue-point="2" svg:d="M18998 6300v-450h-12000v-2350" svg:viewBox="0 0 12001 2801">
          <text:p/>
        </draw:connector>
        <draw:connector draw:style-name="gr6" draw:text-style-name="P5" draw:layer="layout" svg:x1="20.998cm" svg:y1="7.11cm" svg:x2="13.398cm" svg:y2="3.52cm" draw:start-shape="id3" draw:start-glue-point="1" draw:end-shape="id5" draw:end-glue-point="2" svg:d="M20998 7110h502v-2199h-8102v-1391" svg:viewBox="0 0 8103 3591">
          <text:p/>
        </draw:connector>
        <draw:connector draw:style-name="gr7" draw:text-style-name="P5" draw:layer="layout" svg:x1="8.998cm" svg:y1="2.69cm" svg:x2="11.398cm" svg:y2="2.71cm" draw:start-shape="id4" draw:start-glue-point="1" draw:end-shape="id5" draw:end-glue-point="3" svg:d="M8998 2690h1201v20h1199" svg:viewBox="0 0 2401 21">
          <text:p/>
        </draw:connector>
        <draw:custom-shape draw:style-name="gr8" draw:text-style-name="P6" xml:id="id6" draw:id="id6" draw:layer="layout" svg:width="4.8cm" svg:height="4.3cm" svg:x="6.498cm" svg:y="15.2cm">
          <text:p text:style-name="P6">Project Page </text:p>
          <text:p text:style-name="P6">Load</text:p>
          <text:p text:style-name="P6">Home List</text:p>
          <text:p text:style-name="P6">Or</text:p>
          <text:p text:style-name="P6">Specific Project</text:p>
          <text:p text:style-name="P6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6" xml:id="id7" draw:id="id7" draw:layer="layout" svg:width="5.3cm" svg:height="4.5cm" svg:x="15.798cm" svg:y="15.1cm">
          <text:p text:style-name="P6">Task Pag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8" draw:layer="layout" svg:x1="11.298cm" svg:y1="17.35cm" svg:x2="15.798cm" svg:y2="17.35cm" draw:start-shape="id6" draw:start-glue-point="7" draw:end-shape="id7" draw:end-glue-point="5" svg:d="M11298 17350h4500" svg:viewBox="0 0 4501 1">
          <text:p text:style-name="P7">Select Task</text:p>
          <text:p text:style-name="P7"/>
        </draw:connector>
        <draw:connector draw:style-name="gr10" draw:text-style-name="P8" draw:layer="layout" draw:line-skew="0.498cm" svg:x1="18.448cm" svg:y1="19.6cm" svg:x2="8.898cm" svg:y2="19.5cm" draw:start-shape="id7" draw:start-glue-point="6" draw:end-shape="id6" draw:end-glue-point="6" svg:d="M18448 19600v1000h-9550v-1100" svg:viewBox="0 0 9551 1101">
          <text:p text:style-name="P7">Select Back/Project</text:p>
        </draw:connector>
        <draw:custom-shape draw:style-name="gr11" draw:text-style-name="P6" xml:id="id2" draw:id="id2" draw:layer="layout" svg:width="3.8cm" svg:height="2.3cm" svg:x="10.198cm" svg:y="9.8cm">
          <text:p text:style-name="P6">Index</text:p>
          <text:p text:style-name="P6">Pag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5" draw:layer="layout" svg:x1="11.711cm" svg:y1="12.1cm" svg:x2="8.898cm" svg:y2="15.2cm" draw:start-shape="id2" draw:start-glue-point="7" draw:end-shape="id6" draw:end-glue-point="4" svg:d="M11711 12100v1551h-2813v1549" svg:viewBox="0 0 2814 3101">
          <text:p/>
        </draw:connector>
        <draw:connector draw:style-name="gr7" draw:text-style-name="P5" draw:layer="layout" draw:line-skew="0.399cm" svg:x1="12.098cm" svg:y1="12.1cm" svg:x2="18.448cm" svg:y2="15.1cm" draw:start-shape="id2" draw:start-glue-point="8" draw:end-shape="id7" draw:end-glue-point="4" svg:d="M12098 12100v1900h6350v1100" svg:viewBox="0 0 6351 3001">
          <text:p/>
        </draw:connector>
        <draw:connector draw:style-name="gr6" draw:text-style-name="P5" draw:layer="layout" svg:x1="13.611cm" svg:y1="10.95cm" svg:x2="17.022cm" svg:y2="10.956cm" draw:start-shape="id2" draw:start-glue-point="9" draw:end-shape="id8" svg:d="M13611 10950h1900v6h1511" svg:viewBox="0 0 3412 7">
          <text:p/>
        </draw:connector>
        <draw:connector draw:style-name="gr7" draw:text-style-name="P5" draw:layer="layout" svg:x1="17.098cm" svg:y1="2.722cm" svg:x2="15.398cm" svg:y2="2.71cm" draw:start-shape="id9" draw:start-glue-point="5" draw:end-shape="id5" draw:end-glue-point="1" svg:d="M17098 2722h-849v-12h-851" svg:viewBox="0 0 1701 13">
          <text:p/>
        </draw:connector>
        <draw:custom-shape draw:name="ClassName_2" draw:style-name="gr12" draw:text-style-name="P2" xml:id="id3" draw:id="id3" draw:layer="layout" svg:width="4cm" svg:height="1.62cm" svg:x="16.998cm" svg:y="6.3cm">
          <text:p text:style-name="P1"><text:span text:style-name="T1">Todo </text:span><text:span text:style-name="T1">Cont</text:span><text:span text:style-name="T1">rolle</text:span><text:span text:style-name="T1">r</text:span></text:p>
          <draw:enhanced-geometry svg:viewBox="0 0 1000 404" draw:text-areas="0 0 1000 404" draw:type="NonPrimitive" draw:enhanced-path="M 1000 404 L 1000 0 0 0 0 404 Z"/>
        </draw:custom-shape>
        <draw:connector draw:style-name="gr6" draw:text-style-name="P5" draw:layer="layout" svg:x1="18.998cm" svg:y1="7.92cm" svg:x2="19.022cm" svg:y2="10.146cm" draw:start-shape="id3" draw:start-glue-point="2" draw:end-shape="id8" draw:end-glue-point="0" svg:d="M18998 7920v1114h24v1112" svg:viewBox="0 0 25 2227">
          <text:p/>
        </draw:connector>
      </draw:page>
      <draw:page draw:name="Display Components" draw:style-name="dp1" draw:master-page-name="Default">
        <draw:custom-shape draw:style-name="gr13" draw:text-style-name="P7" draw:layer="layout" svg:width="6.1cm" svg:height="9.9cm" svg:x="1.5cm" svg:y="5.6cm">
          <text:p text:style-name="P7"><text:span text:style-name="T3">Header</text:span></text:p>
          <text:p text:style-name="P7"><text:span text:style-name="T4">Project </text:span><text:span text:style-name="T4">list</text:span></text:p>
          <text:p text:style-name="P7"><text:span text:style-name="T4">Project </text:span><text:span text:style-name="T4">add</text:span></text:p>
          <text:p text:style-name="P7"><text:span text:style-name="T4">Settings </text:span><text:span text:style-name="T4">button</text:span></text:p>
          <text:p text:style-name="P7"><text:span text:style-name="T4">Current </text:span><text:span text:style-name="T4">Title/na</text:span><text:span text:style-name="T4">me</text:span></text:p>
          <text:p text:style-name="P7"><text:span text:style-name="T4">Edit </text:span><text:span text:style-name="T4">title/nam</text:span><text:span text:style-name="T4">e</text:span></text:p>
          <text:p text:style-name="P7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7" draw:layer="layout" svg:width="8cm" svg:height="11cm" svg:x="8.5cm" svg:y="4.4cm">
          <text:p text:style-name="P7"><text:span text:style-name="T3">Project Page</text:span></text:p>
          <text:p text:style-name="P7"><text:span text:style-name="T4">Project Specific (PS) Tasks</text:span></text:p>
          <text:p text:style-name="P7"><text:span text:style-name="T4">- check mark</text:span></text:p>
          <text:p text:style-name="P7"><text:span text:style-name="T4">- task name</text:span></text:p>
          <text:p text:style-name="P7"><text:span text:style-name="T4">- task due date</text:span></text:p>
          <text:p text:style-name="P7"><text:span text:style-name="T4">- task options</text:span></text:p>
          <text:p text:style-name="P7"><text:span text:style-name="T4">Completed List of PS tasks</text:span></text:p>
          <text:p text:style-name="P7"><text:span text:style-name="T4">-check marked</text:span></text:p>
          <text:p text:style-name="P7"><text:span text:style-name="T4">-task name</text:span></text:p>
          <text:p text:style-name="P9"><text:span text:style-name="T5">Add task</text:span></text:p>
          <text:p text:style-name="P7"><text:span text:style-name="T6">Sort button on tasks</text:span></text:p>
          <text:p text:style-name="P7"><text:span text:style-name="T4"/></text:p>
          <text:p text:style-name="P7"><text:span text:style-name="T4"/></text:p>
          <text:p text:style-name="P7"><text:span text:style-name="T4"/></text:p>
          <text:p text:style-name="P7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7" draw:layer="layout" svg:width="8cm" svg:height="9.9cm" svg:x="17.3cm" svg:y="5.5cm">
          <text:p text:style-name="P7"><text:span text:style-name="T3">Task Page</text:span></text:p>
          <text:p text:style-name="P7"><text:span text:style-name="T4">Task Start </text:span><text:span text:style-name="T4">Date</text:span></text:p>
          <text:p text:style-name="P7"><text:span text:style-name="T4">Task End </text:span><text:span text:style-name="T4">Date</text:span></text:p>
          <text:p text:style-name="P7"><text:span text:style-name="T4">Task Status</text:span></text:p>
          <text:p text:style-name="P7"><text:span text:style-name="T4">Change </text:span><text:span text:style-name="T4">project</text:span></text:p>
          <text:p text:style-name="P7"><text:span text:style-name="T4">Back to </text:span><text:span text:style-name="T4">Project View</text:span></text:p>
          <text:p text:style-name="P7"><text:span text:style-name="T4">Description</text:span></text:p>
          <text:p text:style-name="P7"><text:span text:style-name="T4">Task Options</text:span></text:p>
          <text:p text:style-name="P7"><text:span text:style-name="T4"/></text:p>
          <text:p text:style-name="P7"><text:span text:style-name="T4"/></text:p>
          <text:p text:style-name="P7"/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4T13:49:54.013248651</meta:creation-date>
    <dc:date>2022-02-19T12:29:42.946413956</dc:date>
    <meta:editing-duration>P1DT7H45M36S</meta:editing-duration>
    <meta:editing-cycles>4</meta:editing-cycles>
    <meta:generator>LibreOffice/6.4.7.2$Linux_X86_64 LibreOffice_project/40$Build-2</meta:generator>
    <meta:document-statistic meta:object-count="23"/>
  </office:meta>
</office:document-meta>
</file>